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3830000009CB739A03F.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1.82cm" fo:text-indent="0cm" style:auto-text-indent="false"/>
      <style:text-properties style:font-name="Arial" fo:language="de" fo:country="DE" fo:font-weight="bold" style:font-weight-asian="bold"/>
    </style:style>
    <style:style style:name="P2" style:family="paragraph" style:parent-style-name="Standard">
      <style:paragraph-properties fo:margin-left="0cm" fo:margin-right="1.82cm" fo:text-indent="0cm" style:auto-text-indent="false"/>
      <style:text-properties fo:color="#808080" style:font-name="Arial" fo:font-size="6pt" fo:language="de" fo:country="DE" fo:font-weight="bold" style:font-size-asian="6pt" style:font-weight-asian="bold"/>
    </style:style>
    <style:style style:name="P3" style:family="paragraph" style:parent-style-name="Standard">
      <style:paragraph-properties fo:margin-left="1.459cm" fo:margin-right="1.82cm" fo:text-align="end" style:justify-single-word="false" fo:text-indent="0cm" style:auto-text-indent="false"/>
      <style:text-properties style:font-name="Arial" fo:language="de" fo:country="DE"/>
    </style:style>
    <style:style style:name="P4" style:family="paragraph" style:parent-style-name="Standard">
      <style:text-properties style:font-name="Arial" fo:font-size="14pt" fo:language="de" fo:country="DE" fo:font-weight="bold" style:font-size-asian="14pt" style:font-weight-asian="bold"/>
    </style:style>
    <style:style style:name="P5" style:family="paragraph" style:parent-style-name="Header">
      <style:text-properties fo:language="de" fo:country="DE"/>
    </style:style>
    <style:style style:name="P6" style:family="paragraph" style:parent-style-name="Footer">
      <style:paragraph-properties fo:text-align="center" style:justify-single-word="false"/>
      <style:text-properties fo:font-size="6.5pt" fo:language="de" fo:country="DE" style:font-size-asian="6.5pt" style:font-size-complex="6.5pt"/>
    </style:style>
    <style:style style:name="P7" style:family="paragraph" style:parent-style-name="Footer">
      <style:text-properties fo:language="de" fo:country="DE"/>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master-page-name="Standard">
      <style:paragraph-properties fo:margin-left="1.459cm" fo:margin-right="1.82cm" fo:text-indent="0cm" style:auto-text-indent="false" style:page-number="1"/>
      <style:text-properties style:font-name="Arial" fo:font-size="14pt" fo:language="de" fo:country="DE" fo:font-weight="bold" style:font-size-asian="14pt" style:font-weight-asian="bold"/>
    </style:style>
    <style:style style:name="P10" style:family="paragraph" style:parent-style-name="Standard">
      <style:paragraph-properties fo:margin-left="1.459cm" fo:margin-right="1.82cm" fo:text-align="end" style:justify-single-word="false" fo:text-indent="0cm" style:auto-text-indent="false"/>
      <style:text-properties style:font-name="Arial" fo:font-size="14pt" fo:language="de" fo:country="DE" fo:font-weight="bold" style:font-size-asian="14pt" style:font-weight-asian="bold"/>
    </style:style>
    <style:style style:name="P11" style:family="paragraph" style:parent-style-name="Standard">
      <style:paragraph-properties fo:margin-left="0cm" fo:margin-right="1.82cm" fo:text-indent="0cm" style:auto-text-indent="false"/>
    </style:style>
    <style:style style:name="P12" style:family="paragraph" style:parent-style-name="Standard">
      <style:paragraph-properties fo:margin-left="0cm" fo:margin-right="1.82cm" fo:text-indent="0cm" style:auto-text-indent="false"/>
      <style:text-properties style:font-name="Arial" fo:language="de" fo:country="DE" fo:font-weight="bold" style:font-weight-asian="bold"/>
    </style:style>
    <style:style style:name="P13" style:family="paragraph" style:parent-style-name="Standard">
      <style:paragraph-properties fo:margin-left="0cm" fo:margin-right="1.82cm" fo:text-indent="0cm" style:auto-text-indent="false"/>
      <style:text-properties style:font-name="Arial" fo:font-size="16pt" fo:language="de" fo:country="DE" fo:font-weight="bold" style:font-size-asian="16pt" style:font-weight-asian="bold" style:font-size-complex="16pt"/>
    </style:style>
    <style:style style:name="P14" style:family="paragraph" style:parent-style-name="Standard">
      <style:paragraph-properties fo:margin-left="0cm" fo:margin-right="1.82cm" fo:text-indent="0cm" style:auto-text-indent="false"/>
      <style:text-properties style:font-name="Arial" fo:font-size="14pt" fo:language="de" fo:country="DE" fo:font-weight="bold" style:font-size-asian="14pt" style:font-weight-asian="bold" style:font-size-complex="14pt"/>
    </style:style>
    <style:style style:name="P15" style:family="paragraph" style:parent-style-name="Standard">
      <style:paragraph-properties fo:margin-left="0cm" fo:margin-right="1.82cm" fo:text-indent="0cm" style:auto-text-indent="false"/>
      <style:text-properties style:font-name="Arial" fo:font-size="12pt" fo:language="de" fo:country="DE" fo:font-weight="bold" style:font-size-asian="12pt" style:font-weight-asian="bold" style:font-size-complex="12pt"/>
    </style:style>
    <style:style style:name="T1" style:family="text">
      <style:text-properties fo:font-size="12pt" style:font-size-asian="12pt" style:font-size-complex="12pt"/>
    </style:style>
    <style:style style:name="T2" style:family="text">
      <style:text-properties style:font-name="Arial" fo:language="de" fo:country="DE" fo:font-weight="bold" style:font-weight-asian="bold"/>
    </style:style>
    <style:style style:name="T3" style:family="text">
      <style:text-properties style:font-name="Arial" fo:font-size="12pt" fo:language="de" fo:country="DE" fo:font-weight="bold" style:font-size-asian="12pt" style:font-weight-asian="bold" style:font-size-complex="12pt"/>
    </style:style>
    <style:style style:name="T4" style:family="text">
      <style:text-properties style:font-name="Arial" fo:font-size="10pt" fo:language="de" fo:country="DE" fo:font-weight="bold" style:font-size-asian="10pt" style:font-weight-asian="bold" style:font-size-complex="10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Kappa Motion Media GmbH | Technologiepark 24 | 22946 Trittau</text:p>
      <text:p text:style-name="P1"/>
      <text:p text:style-name="P4"/>
      <text:p text:style-name="P3"/>
      <text:p text:style-name="P10"/>
      <text:p text:style-name="P1"/>
      <text:p text:style-name="P13">Xavaro Projekt Outline</text:p>
      <text:p text:style-name="P1"/>
      <text:p text:style-name="P14">Worum geht es?</text:p>
      <text:p text:style-name="P1"/>
      <text:p text:style-name="P1">Fast jeder von uns hat ältere Verwandte in seiner Familie. Die Benutzung von Laptop, Internet und Social-Media ist dieser Gruppe weitestgehend verschlossen. Das führt zu einer sozialen Vereinsamung <text:s/>dieser Familienmitglieder.</text:p>
      <text:p text:style-name="P1"/>
      <text:p text:style-name="P1">Wir haben eine Tablet-App entwickelt, die es dieser Personengruppe erlaubt, in den Zeiten des Internet wieder passiv und aktiv am Familiengeschehen teilzunehmen.</text:p>
      <text:p text:style-name="P1"/>
      <text:p text:style-name="P1">Zudem erlaubt die App eine gezieltere Betreuung evtl. hilfsbedürftiger Personen im familiären Umfeld. Das betrifft sowohl medizinische Betreuung (Pillenplan, Blutdruck messen etc.) oder simple Hilfsmechanismen wie Assistenzruf, Termine und Einkaufsliste.</text:p>
      <text:p text:style-name="P1"/>
      <text:p text:style-name="P1">Das Xavaro App Portfolio umfasst drei Anwendungen:</text:p>
      <text:p text:style-name="P1"/>
      <text:p text:style-name="P1"><text:s/>– SafeHome ist die Anwendung für ein Tablet, welche von den Senioren benutzt wird. Sie zeichnet sich durch einfachste Benutzerführung und höchstmögliche Sicherheit im Betrieb aus. Sie ist für Android-Devices verfügbar.</text:p>
      <text:p text:style-name="P1"/>
      <text:p text:style-name="P1"><text:s/>– Commander ist die Anwendung für die betreuenden Familienmitglieder. Sie ist verfügbar für iOS und Android und ermöglicht sowohl Kommunikation als auch Fern-Konfiguration der SafeHome Anwendung.</text:p>
      <text:p text:style-name="P1"/>
      <text:p text:style-name="P1"><text:s/>– Communicator ist die Anwendung für die Enkel. Sie ist Verfügbar für iOS und Android und hat eine WhatsApp ähnliche Funktion. Die dient, wie der Name schon sagt, der Kommunikation mit den Senioren.</text:p>
      <text:p text:style-name="P1"/>
      <text:p text:style-name="P14">SafeHome Funktionalität</text:p>
      <text:p text:style-name="P15"/>
      <text:p text:style-name="P1">Die SafeHome App wird auf dem Tablet für die Senioren installiert. Die Anwendung wird im Kioksmodus betrieben, d.H. der Benutzer kann die Anwendung gar nicht oder nur für zugelassene Apps verlassen. Die festgelegte Konfiguration kann nicht verändert werden.</text:p>
      <text:p text:style-name="P1"/>
      <text:p text:style-name="P1">In der App sind alle Anwendungen zusammengefasst, die im Alltag der Senioren eine Rollen spielen könnten. Als wichtigste Komponenten ist <text:soft-page-break/>enthalten:</text:p>
      <text:p text:style-name="P1"/>
      <text:p text:style-name="P1"><text:s/><text:span text:style-name="T1">– Social Networking</text:span></text:p>
      <text:p text:style-name="P1"/>
      <text:p text:style-name="P1">Die wichtigsten Social Networking Plattformen sind nahtlos integriert: Facebook, Twitter, Instagram und Google+.</text:p>
      <text:p text:style-name="P1"/>
      <text:p text:style-name="P1">Dazu wird im einfachsten Falle der Account eines nahen Familienmitglieds in der App konfiguriert und der Senior erhält lesenden Zugriff auf alle öffentlichen Ereignisse aus dem Kreise der Familie. Neuigkeiten aus allen Netzwerken werden in einem einzigen Feed zusammengefasst.</text:p>
      <text:p text:style-name="P1"/>
      <text:p text:style-name="P1">Zusätzlich können auf einfachste Art und Weise dem Interesse des Benutzers entsprechende Feeds von Sportvereinen oder lokalen Gruppen hinzugefügt werden.</text:p>
      <text:p text:style-name="P1"/>
      <text:p text:style-name="P1">Wenn der Enkel auf Instagram ein Foto postet, ist es unmittelbar für den Senior sichtbar.</text:p>
      <text:p text:style-name="P1"><text:span text:style-name="T1"/></text:p>
      <text:p text:style-name="P1"><text:s/><text:span text:style-name="T1">– Medizinische Betreuung</text:span></text:p>
      <text:p text:style-name="P1"/>
      <text:p text:style-name="P1">Die Anwendung verfügt über ein breites Spektrum medizinischer Hilfsleistungen. Blutdruckmessgeräte, Blutzuckermessgeräte, Waagen und Aktivitätssensoren sind über Bluetooth eingebunden. Der Senior erhält nach dem festgelegten Plan hinweise, jetzt diese oder jene Messung vorzunehmen. Unterlässt er die Messung oder sind die Messwerte kritisch, wird je nach Konfiguration automatisch eine Betreuungsperson darüber informiert.</text:p>
      <text:p text:style-name="P1"/>
      <text:p text:style-name="P1">Gleiches gilt für den in der App hinterlegten Medikationsplan. Der Senior bekommt dedizierte Anleitungen, welche Medikamente zu welchem Zeitpunkt zu nehmen sind. Quittiert er die Einnahme nicht, kommt es gegebenenfalls wiederum zu einer Benachrichtigung der Assistenzpersonen.</text:p>
      <text:p text:style-name="P1"/>
      <text:p text:style-name="P1"><text:s/><text:span text:style-name="T1">– Assistenzfunktion</text:span></text:p>
      <text:p text:style-name="P1"/>
      <text:p text:style-name="P1">Die Anwendung enthält eine Assistenzfunktion. Dazu bilden verschiedene Betreuer und der Senior eine Assistenzgruppe. Der Senior kann über einen einzigen Knopfdruck Assistenz anfordern. Weiterhin überträgt die Anwendung relevante Informationen aus dem Tablet des Seniors an die Betreuungspersonen. Das umfasst z.B. Meldungen aus der medizinischen Betreuung oder auch den Ladezustand des Tablets oder den Kontostand der Prepaid-Telefonie.</text:p>
      <text:p text:style-name="P1"/>
      <text:p text:style-name="P1"><text:s/><text:span text:style-name="T1">– Kommunikation</text:span></text:p>
      <text:p text:style-name="P1"/>
      <text:p text:style-name="P1">Alle wichtigen digitalen Kommunikationsmittel sind in die Anwendung integriert: Telefonie, SMS, WhatsApp, Skype und ein eigenes Chatsystem mit ähnlichen Funktionen wie WhatsApp und Skype. Letztere sind als eigene Apps nahezu nahtlos in das SafeHome eingebunden. </text:p>
      <text:p text:style-name="P1"/>
      <text:p text:style-name="P1"><text:soft-page-break/>Das eigene Chatsystem dient einer Vielzahl von Funktionen, wie z.B. dem Übertragen von Assistenzfunktionen oder dem Einkaufszettel. Der Vorteil daran ist: hier muss der Senior nicht mit Fremdsoftware umgehen, die Ihn unter Umständen überfordern könnte.</text:p>
      <text:p text:style-name="P1"/>
      <text:p text:style-name="P15"><text:s/>– Online Zeitungen</text:p>
      <text:p text:style-name="P1"/>
      <text:p text:style-name="P1">Die meisten regionalen und überregionalen Zeitungen und Magazine sind nahtlos und werbefrei in die Anwendung integriert. Die Anwendung verfügt über eine eingebaute Firewall mit AdBlock-Funktion, so dass die Angebote störungsfrei konsumiert werden können. Der Zugriff auf kostenpflichtige Abos oder nicht konsolidierte Links wird verhindert.</text:p>
      <text:p text:style-name="P1"/>
      <text:p text:style-name="P1"><text:s/><text:span text:style-name="T1">– Multi-Media Entertainment</text:span></text:p>
      <text:p text:style-name="P1"/>
      <text:p text:style-name="P1">Die Anwendung enthalt Video- und Audioplayer. Alle öffentlich Rechtlichen Fernsehprogramme sowie einige Privatsender lassen sich kostenfrei auf dem Tablet abspielen. Weiterhin enthalten sind alle Internet-Radiosender.</text:p>
      <text:p text:style-name="P1"/>
      <text:p text:style-name="P1">In die Anwendung ist ein TV-Programm sowie ein Videorekorder für kostenlos empfangbare Internet-Kanäle enthalten.</text:p>
      <text:p text:style-name="P1"/>
      <text:p text:style-name="P1"><text:s/><text:span text:style-name="T1">– Casual Games Entertainment</text:span></text:p>
      <text:p text:style-name="P1"/>
      <text:p text:style-name="P11"><text:span text:style-name="T2">Die Anwendung enthält ein paar einfache Casual-Games. Casual Games sind Spiele, die zum Zeitvertrieb gespielt werden und sich durch kooperatives Gameplay sowie schnelle Erfolgserlebnisse auszeichnen.</text:span></text:p>
      <text:p text:style-name="P11"><text:span text:style-name="T2"/></text:p>
      <text:p text:style-name="P11"><text:span text:style-name="T2">Auch die Spiele sind natürlich werbefrei, mit einfachster Bedienung und Lösungshilfen ausgestattet.</text:span></text:p>
      <text:p text:style-name="P11"><text:span text:style-name="T2"/></text:p>
      <text:p text:style-name="P11"><text:span text:style-name="T2"><text:s/></text:span><text:span text:style-name="T3">– Kleine Alltagshelfer</text:span></text:p>
      <text:p text:style-name="P11"><text:span text:style-name="T2"/></text:p>
      <text:p text:style-name="P11"><text:span text:style-name="T2">Dazu gehören Kurzwahl-Funktionen für Taxi, Apotheke, Hausarzt und Physiotherapeut.</text:span></text:p>
      <text:p text:style-name="P11"><text:span text:style-name="T2"/></text:p>
      <text:p text:style-name="P11"><text:span text:style-name="T2">Taschenrechner und Einkaufsliste mit Sprache-Eingabe und vieles mehr.</text:span></text:p>
      <text:p text:style-name="P11"><text:span text:style-name="T2"/></text:p>
      <text:p text:style-name="P11"><text:span text:style-name="T2"><text:s/></text:span><text:span text:style-name="T3">– Externe Apps</text:span></text:p>
      <text:p text:style-name="P11"><text:span text:style-name="T3"/></text:p>
      <text:p text:style-name="P11"><text:span text:style-name="T4">Einige Funktionalitäten werden mit Hilfe externer Apps umgesetzt. Hierzu gehören z.B. Handzettel und Sonderangebote von Supermärkten und natürlich ganz wichtig: Die Wikipedia.</text:span></text:p>
      <text:p text:style-name="P11"><text:span text:style-name="T4"/></text:p>
      <text:p text:style-name="P1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0pt" fo:language="en" fo:country="US" style:letter-kerning="tru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Footer">
      <style:paragraph-properties fo:text-align="center" style:justify-single-word="false"/>
      <style:text-properties fo:font-size="6.5pt" fo:language="de" fo:country="DE" style:font-size-asian="6.5pt" style:font-size-complex="6.5pt"/>
    </style:style>
    <style:style style:name="MP4" style:family="paragraph" style:parent-style-name="Footer">
      <style:text-properties fo:language="de" fo:country="DE"/>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2.54cm" fo:margin-left="3.17cm" fo:margin-right="3.1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1" text:anchor-type="paragraph" svg:width="5.697cm" svg:height="1.134cm" draw:z-index="2"><draw:image xlink:href="Pictures/10000000000003830000009CB739A03F.jpg" xlink:type="simple" xlink:show="embed" xlink:actuate="onLoad"/></draw:frame></text:p>
        <text:p text:style-name="MP1"/>
        <text:p text:style-name="MP1">___________________________________________________________________________________</text:p>
      </style:header>
      <style:footer>
        <text:p text:style-name="MP2">___________________________________________________________________________________</text:p>
        <text:p text:style-name="MP3">Kappa Motion Media | Technologiepark 24 | 22946 Trittau | Tel.: 01515/2493345 | info@kappa-mm.de | www.kappa-mm.de | Steuernummer: 46/736/00498 </text:p>
        <text:p text:style-name="MP3">Bankverbindung: Kappa Motion Media <text:s/>GmbH . Hamburger Sparkasse . BLZ 200 505 50 . Kontonummer 1009/221357</text:p>
      </style:footer>
    </style:master-page>
    <style:master-page style:name="First_20_Page" style:display-name="First Page" style:page-layout-name="Mpm1" style:next-style-name="Standard">
      <style:header>
        <text:p text:style-name="MP1"/>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nknown</meta:initial-creator>
    <meta:creation-date>2016-03-29T15:09:00</meta:creation-date>
    <meta:editing-cycles>81</meta:editing-cycles>
    <meta:editing-duration>P2171DT11H54M46S</meta:editing-duration>
    <dc:date>2016-06-23T15:36:20</dc:date>
    <dc:creator>Dennis Zierahn</dc:creator>
    <meta:generator>OpenOffice/4.1.2$Unix OpenOffice.org_project/412m3$Build-9782</meta:generator>
    <meta:printed-by>Dennis Zierahn</meta:printed-by>
    <meta:print-date>2016-03-30T10:43:13</meta:print-date>
    <meta:document-statistic meta:table-count="0" meta:image-count="1" meta:object-count="0" meta:page-count="3" meta:paragraph-count="43" meta:word-count="777" meta:character-count="6010"/>
  </office:meta>
</office:document-meta>
</file>